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 create a beautiful, bespoke, permeable driveways, patio or garden paths to give your driveway the wow factor!</text:p>
      <text:p text:style-name="Standard"/>
      <text:p text:style-name="Standard">Free no obligation consultation and quote! We'll beat any like for like quote.</text:p>
      <text:p text:style-name="Standard"/>
      <text:p text:style-name="Standard">Highly Durable, fully guaranteed</text:p>
      <text:p text:style-name="Standard">Low maintenance</text:p>
      <text:p text:style-name="Standard">Anti slip, smooth finish</text:p>
      <text:p text:style-name="Standard">Resistant to weeds</text:p>
      <text:p text:style-name="Standard">Laid over existing base</text:p>
      <text:p text:style-name="Standard"/>
      <text:p text:style-name="Standard">Professionally installed, preparation is key! No corners cut"</text:p>
      <text:p text:style-name="Standard">High quality, branded materials</text:p>
      <text:p text:style-name="Standard">10 years guarantee on product and installation</text:p>
      <text:p text:style-name="Standard">Local, friendly and reliable service</text:p>
      <text:p text:style-name="Standard">One to one service</text:p>
      <text:p text:style-name="Standard">7 Years experience in laying resin drives across Yorkshire</text:p>
      <text:p text:style-name="Standard">References available on request</text:p>
      <text:p text:style-name="Standard"/>
      <text:p text:style-name="Standard">Call Andy now on <text:s/>0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47S</meta:editing-duration>
    <meta:editing-cycles>4</meta:editing-cycles>
    <meta:generator>OpenOffice/4.1.2$Win32 OpenOffice.org_project/412m3$Build-9782</meta:generator>
    <dc:date>2018-08-19T21:01:46.12</dc:date>
    <dc:creator>Matt Mulvaney</dc:creator>
    <meta:document-statistic meta:table-count="0" meta:image-count="0" meta:object-count="0" meta:page-count="1" meta:paragraph-count="15" meta:word-count="94" meta:character-count="603"/>
    <meta:user-defined meta:name="Info 1"/>
    <meta:user-defined meta:name="Info 2"/>
    <meta:user-defined meta:name="Info 3"/>
    <meta:user-defined meta:name="Info 4"/>
  </office:meta>
</office:document-meta>
</file>